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EC000016A3E6EFC25D.svm"/>
  <manifest:file-entry manifest:media-type="" manifest:full-path="Pictures/20000007000012B600002A46DBF87593.svm"/>
  <manifest:file-entry manifest:media-type="" manifest:full-path="Pictures/200000070000373200001CA29C600B56.svm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end" style:justify-single-word="false"/>
      <style:text-properties style:font-name="Times New Roman" fo:font-size="10pt" fo:language="es" fo:country="ES"/>
    </style:style>
    <style:style style:name="P2" style:family="paragraph" style:parent-style-name="Text_20_body">
      <style:paragraph-properties fo:margin-top="0cm" fo:margin-bottom="0cm"/>
      <style:text-properties style:font-name="DejaVu Sans" fo:font-size="10pt" fo:language="es" fo:country="ES"/>
    </style:style>
    <style:style style:name="P3" style:family="paragraph" style:parent-style-name="Text_20_body">
      <style:paragraph-properties fo:margin-top="0cm" fo:margin-bottom="0cm" fo:line-height="100%" fo:text-align="start" style:justify-single-word="false"/>
      <style:text-properties style:font-name="DejaVu Sans" fo:font-size="10pt" fo:language="es" fo:country="ES"/>
    </style:style>
    <style:style style:name="P4" style:family="paragraph" style:parent-style-name="Text_20_body">
      <style:paragraph-properties fo:margin-top="0cm" fo:margin-bottom="0cm" fo:text-align="start" style:justify-single-word="false"/>
      <style:text-properties style:font-name="DejaVu Sans" fo:font-size="8pt" fo:language="es" fo:country="ES" style:font-size-asian="8pt" style:font-size-complex="8pt"/>
    </style:style>
    <style:style style:name="P5" style:family="paragraph" style:parent-style-name="Text_20_body">
      <style:paragraph-properties fo:margin-top="0cm" fo:margin-bottom="0cm" fo:line-height="100%"/>
      <style:text-properties style:font-name="DejaVu Sans" fo:language="es" fo:country="ES" fo:font-weight="bold"/>
    </style:style>
    <style:style style:name="P6" style:family="paragraph" style:parent-style-name="Text_20_body">
      <style:paragraph-properties fo:margin-top="0cm" fo:margin-bottom="0cm" fo:line-height="100%"/>
      <style:text-properties style:font-name="DejaVu Sans" fo:language="es" fo:country="ES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style:font-name="DejaVu Sans" fo:language="es" fo:country="ES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line-height="100%"/>
      <style:text-properties style:font-name="DejaVu Sans"/>
    </style:style>
    <style:style style:name="P9" style:family="paragraph" style:parent-style-name="Text_20_body">
      <style:text-properties style:font-name="DejaVu Sans" fo:font-size="9pt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fo:text-align="end" style:justify-single-word="false"/>
      <style:text-properties style:font-name="Times New Roman" fo:font-size="10pt" fo:language="es" fo:country="E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3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ugar y Fecha: La Plata <text:date style:data-style-name="N76" text:date-value="2014-04-30T09:56:37.95">30 de abril de 2014</text:date></text:p>
      <text:p text:style-name="P5"/>
      <text:p text:style-name="P6"/>
      <text:p text:style-name="P6"/>
      <text:p text:style-name="P6">Sres.</text:p>
      <text:p text:style-name="P6">Banco de la Provincia de Buenos Aires</text:p>
      <text:p text:style-name="P6">Of. de débito Automático</text:p>
      <text:p text:style-name="P8"/>
      <text:p text:style-name="P8"/>
      <text:p text:style-name="P8"><text:tab/><text:tab/><text:tab/><text:tab/><text:tab/></text:p>
      <text:p text:style-name="P8"/>
      <text:p text:style-name="P8"><text:tab/><text:tab/><text:tab/><text:tab/>Ref.: Sistema Nacional de Pagos– PAGO DIRECTO</text:p>
      <text:p text:style-name="P8"/>
      <text:p text:style-name="P3"><text:tab/></text:p>
      <text:p text:style-name="P8"><text:tab/><text:tab/><text:tab/><text:tab/><text:tab/><text:tab/><text:tab/>Adjuntamos un archivo con las características que detallamso seguidamente a fin de procesarlo en el sistema de referencia una vez que ratifiquemos por esta misma vía la fecha de vencimiento correspondiente.</text:p>
      <text:p text:style-name="P8"/>
      <text:p text:style-name="P2"/>
      <text:p text:style-name="P2"><text:tab/>-<text:tab/>EMPRESA: COOPERATIVA DE VIVIENDA, CREDITO Y CONSUMO CRISTAL LTDA</text:p>
      <text:p text:style-name="P2"><text:tab/>-<text:tab/>CUIT: 30-70904100-9</text:p>
      <text:p text:style-name="P2"><text:tab/>-<text:tab/>CANTIDAD DE REGISTROS: $cantidadRegistros</text:p>
      <text:p text:style-name="P2"><text:tab/>-<text:tab/>IMPORTE TOTAL DE LOS DEBITOS: $$importeTotalDebitos</text:p>
      <text:p text:style-name="P2"><text:tab/>-<text:tab/>FECHA DE VENCIMIENTO: $fechaVencimiento</text:p>
      <text:p text:style-name="P2"/>
      <text:p text:style-name="P2"><text:tab/>-<text:tab/>Contacto en la Empresa: Sofía Alcedo</text:p>
      <text:p text:style-name="P2"><text:tab/>-<text:tab/>Teléfono: 0221 4234664 interno 106</text:p>
      <text:p text:style-name="P2"><text:tab/>-<text:tab/>Mail: sofia@cooperativacristal.com.ar</text:p>
      <text:list xml:id="list3913394447415766942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/>
      <text:p text:style-name="P1"/>
      <text:p text:style-name="P1"><draw:frame draw:style-name="fr1" draw:name="gráficos2" text:anchor-type="paragraph" svg:x="0.776cm" svg:y="1.372cm" svg:width="2.251cm" style:rel-width="13%" svg:height="5.495cm" style:rel-height="21%" draw:z-index="1"><draw:image xlink:href="Pictures/20000007000012B600002A46DBF87593.svm" xlink:type="simple" xlink:show="embed" xlink:actuate="onLoad"/></draw:frame></text:p>
      <text:p text:style-name="P1"/>
      <text:p text:style-name="P1"/>
      <text:p text:style-name="P9"><draw:frame draw:style-name="fr1" draw:name="gráficos3" text:anchor-type="paragraph" svg:x="4.055cm" svg:y="1cm" svg:width="9.169cm" style:rel-width="53%" svg:height="3.766cm" style:rel-height="14%" draw:z-index="2"><draw:image xlink:href="Pictures/200000070000373200001CA29C600B56.svm" xlink:type="simple" xlink:show="embed" xlink:actuate="onLoad"/></draw:frame><draw:frame draw:style-name="fr1" draw:name="gráficos1" text:anchor-type="paragraph" svg:x="12.793cm" svg:y="1.046cm" svg:width="2.958cm" style:rel-width="17%" svg:height="3.657cm" style:rel-height="14%" draw:z-index="0"><draw:image xlink:href="Pictures/2000000700000FEC000016A3E6EFC25D.svm" xlink:type="simple" xlink:show="embed" xlink:actuate="onLoad"/></draw:frame> <text:s text:c="3"/>CLAUDIO M. CINALLI<text:tab/><text:tab/><text:tab/>SANTIAGO CERRUTI<text:tab/><text:tab/>MARCELA ALEJANDRA DALLA VALLE</text:p>
      <text:p text:style-name="P4"><text:tab/>Tesorero<text:tab/><text:tab/><text:tab/><text:tab/> <text:s text:c="10"/>Presidente <text:s text:c="5"/><text:tab/><text:tab/><text:tab/> <text:s text:c="8"/>Secretaria</text:p>
      <text:p text:style-name="P4">Cooperativa de Vivienda, Crédito y <text:s text:c="7"/>Cooperativa de Vivienda, Crédito y <text:s text:c="12"/>Cooperativa de Vivienda, Crédito y</text:p>
      <text:p text:style-name="P4"><text:s text:c="6"/>Consumo Cristal Ltda.<text:tab/><text:tab/><text:tab/> <text:s text:c="2"/>Consumo Cristal Ltda.<text:tab/><text:tab/> <text:s text:c="16"/>Consumo Cristal Ltda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37cm" fo:margin-bottom="2.501cm" fo:margin-left="1.826cm" fo:margin-right="1.92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4-04-30T09:56:37.89</dc:date>
    <meta:editing-duration>PT4H6M3S</meta:editing-duration>
    <meta:editing-cycles>34</meta:editing-cycles>
    <meta:generator>OpenOffice.org/3.4.1$Win32 OpenOffice.org_project/341m1$Build-9593</meta:generator>
    <meta:print-date>2012-08-06T14:41:57.89</meta:print-date>
    <meta:document-statistic meta:table-count="0" meta:image-count="3" meta:object-count="0" meta:page-count="1" meta:paragraph-count="20" meta:word-count="142" meta:character-count="1073"/>
  </office:meta>
</office:document-meta>
</file>